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5a495" officeooo:paragraph-rsid="0015a495" style:font-weight-asian="bold" style:font-weight-complex="bold"/>
    </style:style>
    <style:style style:name="P2" style:family="paragraph" style:parent-style-name="Standard">
      <style:text-properties fo:font-size="15pt" fo:font-weight="bold" officeooo:rsid="0015a495" officeooo:paragraph-rsid="0015a495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fo:font-weight="bold" officeooo:rsid="0015a495" officeooo:paragraph-rsid="0015a495" style:font-weight-asian="bold" style:font-weight-complex="bold"/>
    </style:style>
    <style:style style:name="P4" style:family="paragraph" style:parent-style-name="Standard">
      <style:text-properties fo:font-weight="normal" officeooo:rsid="0015a495" officeooo:paragraph-rsid="0015a49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acc9e" officeooo:paragraph-rsid="001acc9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be5bd" officeooo:paragraph-rsid="001be5bd" style:font-weight-asian="normal" style:font-weight-complex="normal"/>
    </style:style>
    <style:style style:name="P7" style:family="paragraph" style:parent-style-name="Standard" style:list-style-name="L1">
      <style:text-properties style:text-line-through-style="solid" style:text-line-through-type="single" fo:font-weight="normal" officeooo:rsid="0015a495" officeooo:paragraph-rsid="0015a495" style:font-weight-asian="normal" style:font-weight-complex="normal"/>
    </style:style>
    <style:style style:name="P8" style:family="paragraph" style:parent-style-name="Standard" style:list-style-name="L1">
      <style:text-properties style:text-line-through-style="solid" style:text-line-through-type="single" fo:font-weight="normal" officeooo:rsid="0015a495" officeooo:paragraph-rsid="001bdd39" style:font-weight-asian="normal" style:font-weight-complex="normal"/>
    </style:style>
    <style:style style:name="P9" style:family="paragraph" style:parent-style-name="Standard" style:list-style-name="L1">
      <style:text-properties style:text-line-through-style="solid" style:text-line-through-type="single" fo:font-weight="normal" officeooo:rsid="001acc9e" officeooo:paragraph-rsid="001acc9e" style:font-weight-asian="normal" style:font-weight-complex="normal"/>
    </style:style>
    <style:style style:name="P10" style:family="paragraph" style:parent-style-name="Standard" style:list-style-name="L1">
      <style:text-properties style:text-line-through-style="solid" style:text-line-through-type="single" fo:font-weight="normal" officeooo:rsid="001e0855" officeooo:paragraph-rsid="001e0855" style:font-weight-asian="normal" style:font-weight-complex="normal"/>
    </style:style>
    <style:style style:name="P11" style:family="paragraph" style:parent-style-name="Standard">
      <style:text-properties fo:font-size="16pt" fo:font-weight="bold" officeooo:rsid="001e0855" officeooo:paragraph-rsid="001e0855" style:font-size-asian="14pt" style:font-weight-asian="bold" style:font-size-complex="16pt" style:font-weight-complex="bold"/>
    </style:style>
    <style:style style:name="P12" style:family="paragraph" style:parent-style-name="Standard" style:list-style-name="L2">
      <style:text-properties fo:font-size="12pt" fo:font-weight="normal" officeooo:rsid="001e0855" officeooo:paragraph-rsid="001e085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officeooo:rsid="001f0a97" officeooo:paragraph-rsid="0023bf12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23bf12" officeooo:paragraph-rsid="0023bf12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text-properties fo:font-size="12pt" fo:font-weight="normal" officeooo:rsid="0015a495" officeooo:paragraph-rsid="0028dc71" style:font-size-asian="10.5pt" style:font-weight-asian="normal" style:font-size-complex="12pt" style:font-weight-complex="normal"/>
    </style:style>
    <style:style style:name="T1" style:family="text">
      <style:text-properties officeooo:rsid="001e18f2"/>
    </style:style>
    <style:style style:name="T2" style:family="text">
      <style:text-properties officeooo:rsid="001f1d8a"/>
    </style:style>
    <style:style style:name="T3" style:family="text">
      <style:text-properties officeooo:rsid="00206f4e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39f81"/>
    </style:style>
    <style:style style:name="T6" style:family="text">
      <style:text-properties officeooo:rsid="00178edc"/>
    </style:style>
    <style:style style:name="T7" style:family="text">
      <style:text-properties officeooo:rsid="00260be1"/>
    </style:style>
    <style:style style:name="T8" style:family="text">
      <style:text-properties officeooo:rsid="0028dc7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:</text:p>
      <text:p text:style-name="P2"/>
      <text:list xml:id="list13069358" text:style-name="L1">
        <text:list-item>
          <text:p text:style-name="P3">Draw Dependency Diagram:</text:p>
          <text:list>
            <text:list-item>
              <text:p text:style-name="P7">Convert blocks to classes</text:p>
            </text:list-item>
            <text:list-item>
              <text:p text:style-name="P7">Convert passing data types to structures</text:p>
            </text:list-item>
            <text:list-item>
              <text:p text:style-name="P7">Fill classes by functions on arrows</text:p>
            </text:list-item>
            <text:list-item>
              <text:p text:style-name="P7">Extract superclasses for classes and structures, where applicable</text:p>
            </text:list-item>
            <text:list-item>
              <text:p text:style-name="P7">Draw lines of dependencies and inheritance</text:p>
            </text:list-item>
            <text:list-item>
              <text:p text:style-name="P9">Fill classes by members</text:p>
            </text:list-item>
            <text:list-item>
              <text:p text:style-name="P10">Go through data scheme and fill structures by members</text:p>
            </text:list-item>
            <text:list-item>
              <text:p text:style-name="P5"><text:span text:style-name="T4">Go through use cases and add functions to classes</text:span></text:p>
            </text:list-item>
            <text:list-item>
              <text:p text:style-name="P7"><text:span text:style-name="T5">Extract widget</text:span> <text:span text:style-name="T5">classes from </text:span>GUI classes, invent methods and dependencies</text:p>
            </text:list-item>
            <text:list-item>
              <text:p text:style-name="P7">Order by layers</text:p>
            </text:list-item>
            <text:list-item>
              <text:p text:style-name="P8">Invert dependencies</text:p>
            </text:list-item>
            <text:list-item>
              <text:p text:style-name="P6"><text:span text:style-name="T4">Callbacks implementation</text:span></text:p>
            </text:list-item>
          </text:list>
        </text:list-item>
      </text:list>
      <text:p text:style-name="P4"/>
      <text:p text:style-name="P11">To Do:</text:p>
      <text:p text:style-name="P11"/>
      <text:list xml:id="list3298240257" text:style-name="L2">
        <text:list-item>
          <text:p text:style-name="P13">Fix misnumbering in user events on the LL diagram</text:p>
        </text:list-item>
        <text:list-item>
          <text:p text:style-name="P15">Beautify <text:span text:style-name="T8">DD </text:span><text:span text:style-name="T1">(including addition of bottom rectangle strip</text:span><text:span text:style-name="T7">)</text:span></text:p>
        </text:list-item>
        <text:list-item>
          <text:p text:style-name="P14">Split MsgWidgetDescription to two classes – for incoming and outgoing ones</text:p>
        </text:list-item>
        <text:list-item>
          <text:p text:style-name="P13"><text:span text:style-name="T6">Unify to workspace</text:span></text:p>
        </text:list-item>
        <text:list-item>
          <text:p text:style-name="P12">Add information about deleting and editing use cases <text:span text:style-name="T2">(inc. finishing app </text:span><text:span text:style-name="T3">and closing workspaces</text:span><text:span text:style-name="T2">)</text:span></text:p>
        </text:list-item>
      </text:list>
      <text:p text:style-name="P1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2:32:19.678629393</meta:creation-date>
    <dc:date>2024-10-31T23:26:32.427535404</dc:date>
    <meta:editing-duration>PT4H38M28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37" meta:character-count="828" meta:non-whitespace-character-count="726"/>
  </office:meta>
</office:document-meta>
</file>